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725cm"/>
    </style:style>
    <style:style style:name="co28" style:family="table-column">
      <style:table-column-properties fo:break-before="auto" style:column-width="3.149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175cm"/>
    </style:style>
    <style:style style:name="co33" style:family="table-column">
      <style:table-column-properties fo:break-before="auto" style:column-width="3.281cm"/>
    </style:style>
    <style:style style:name="co34" style:family="table-column">
      <style:table-column-properties fo:break-before="auto" style:column-width="3.44cm"/>
    </style:style>
    <style:style style:name="co35" style:family="table-column">
      <style:table-column-properties fo:break-before="auto" style:column-width="2.90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1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3" style:family="table" style:master-page-name="PageStyle_5f_Evan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8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28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1400000">
            <text:p>1,4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6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094000">
            <text:p>68,094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Stalock</text:p>
          </table:table-cell>
          <table:table-cell office:value-type="float" office:value="1600000">
            <text:p>1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6163500">
            <text:p>116,163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2" table:print="false">
        <office:forms form:automatic-focus="false" form:apply-design-mode="false"/>
        <table:table-column table:style-name="co1" table:default-cell-style-name="ce1"/>
        <table:table-column table:style-name="co30" table:default-cell-style-name="ce1"/>
        <table:table-column table:style-name="co31" table:default-cell-style-name="ce26"/>
        <table:table-column table:style-name="co1" table:number-columns-repeated="2" table:default-cell-style-name="ce1"/>
        <table:table-column table:style-name="co33" table:default-cell-style-name="ce1"/>
        <table:table-column table:style-name="co3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047000">
            <text:p>68,04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7986000">
            <text:p>107,98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3" table:print="false">
        <office:forms form:automatic-focus="false" form:apply-design-mode="false"/>
        <table:table-column table:style-name="co1" table:default-cell-style-name="ce1"/>
        <table:table-column table:style-name="co34" table:default-cell-style-name="ce1"/>
        <table:table-column table:style-name="co35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5151000">
            <text:p>65,1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6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962333">
            <text:p>67,962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6276334">
            <text:p>96,276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5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6" table:default-cell-style-name="ce26"/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7957000">
            <text:p>57,95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2015-01-12</text:date>, <text:time>19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1-12T19:39:35</dc:date>
    <dc:creator>Ben Miller</dc:creator>
    <meta:editing-duration>P60DT2H46S</meta:editing-duration>
    <meta:editing-cycles>94</meta:editing-cycles>
    <meta:document-statistic meta:table-count="10" meta:cell-count="2065" meta:object-count="0"/>
  </office:meta>
</office:document-meta>
</file>